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fo:font-size="14pt" style:text-underline-style="solid" style:text-underline-width="auto" style:text-underline-color="font-color" style:font-size-asian="14pt" style:font-size-complex="14pt"/>
    </style:style>
    <style:style style:name="P2" style:family="paragraph" style:parent-style-name="Standard">
      <style:paragraph-properties fo:line-height="200%"/>
      <style:text-properties fo:font-size="14pt" style:font-size-asian="14pt" style:font-size-complex="14pt"/>
    </style:style>
    <style:style style:name="P3" style:family="paragraph" style:parent-style-name="Standard">
      <style:paragraph-properties fo:line-height="200%"/>
      <style:text-properties fo:font-size="14pt" style:text-underline-style="none" style:font-size-asian="14pt" style:font-size-complex="14pt"/>
    </style:style>
    <style:style style:name="P4" style:family="paragraph" style:parent-style-name="Standard">
      <style:paragraph-properties fo:line-height="200%" fo:text-align="start" style:justify-single-word="false"/>
    </style:style>
    <style:style style:name="P5" style:family="paragraph" style:parent-style-name="Standard">
      <style:paragraph-properties fo:line-height="200%"/>
      <style:text-properties fo:font-size="12pt" style:text-underline-style="none" style:font-size-asian="10.5pt" style:font-size-complex="12pt"/>
    </style:style>
    <style:style style:name="P6" style:family="paragraph" style:parent-style-name="Standard">
      <style:paragraph-properties fo:line-height="200%"/>
      <style:text-properties fo:font-size="12pt" style:text-underline-style="none" style:font-size-asian="12pt" style:font-size-complex="12pt"/>
    </style:style>
    <style:style style:name="P7" style:family="paragraph" style:parent-style-name="Standard">
      <style:paragraph-properties fo:line-height="200%"/>
      <style:text-properties fo:font-size="12pt" style:font-size-asian="10.5pt" style:font-size-complex="12pt"/>
    </style:style>
    <style:style style:name="P8" style:family="paragraph" style:parent-style-name="Standard">
      <style:paragraph-properties fo:line-height="200%" fo:text-align="center" style:justify-single-word="false"/>
      <style:text-properties fo:font-size="16pt" style:font-size-asian="16pt" style:font-size-complex="16pt"/>
    </style:style>
    <style:style style:name="P9" style:family="paragraph" style:parent-style-name="Standard">
      <style:paragraph-properties fo:line-height="200%" fo:text-align="start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line-height="200%" fo:text-align="start" style:justify-single-word="false"/>
      <style:text-properties style:font-name="DejaVu San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line-height="200%"/>
      <style:text-properties fo:font-size="12pt" style:text-underline-style="none" style:font-size-asian="12pt" style:font-size-complex="12pt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ame: Joel Smith</text:p>
      <text:p text:style-name="P4">Class: 162</text:p>
      <text:p text:style-name="P4">Final Project</text:p>
      <text:p text:style-name="P4"/>
      <text:p text:style-name="P8">REFLECTIONS DOCUMENT</text:p>
      <text:p text:style-name="P8"/>
      <text:p text:style-name="P10">NOTE: gameScript.pdf details steps needed to win the game. A map of the rooms can be found in map.pdf.</text:p>
      <text:p text:style-name="P9"/>
      <text:p text:style-name="P1">Discovering Requirements</text:p>
      <text:p text:style-name="P1"/>
      <text:p text:style-name="P3"><text:tab/><text:span text:style-name="T2">For this final project, a game must be created incorporating rooms traveled in. The player must travel the rooms and collect items. </text:span></text:p>
      <text:p text:style-name="P3"><text:tab/></text:p>
      <text:p text:style-name="P5"/>
      <text:p text:style-name="P1">Design Description</text:p>
      <text:p text:style-name="P1"/>
      <text:p text:style-name="P3"><text:tab/><text:span text:style-name="T1">A linked list will hold the room objects, as well as the derived rooms. A player class will hold the inventory items the player has gathered, as well as any information concerning the player. Inside the Player class, there will be a inventory vector containing inventory objects that the player has picked up. The player will collect things and also interact with the rooms. A strict sequence of </text:span><text:soft-page-break/><text:span text:style-name="T1">collecting object and interacting will be required to win the game.</text:span></text:p>
      <text:p text:style-name="P3"/>
      <text:p text:style-name="P1"/>
      <text:p text:style-name="P2"/>
      <text:p text:style-name="P1">Test Plan</text:p>
      <text:p text:style-name="P3"><text:tab/></text:p>
      <text:p text:style-name="P3"><text:tab/><text:span text:style-name="T2">All rooms will be tested for working status. The entire game will be run through to ensure proper functioning of all logical paths. </text:span></text:p>
      <text:p text:style-name="P2"/>
      <text:p text:style-name="P1">Test Results</text:p>
      <text:p text:style-name="P3"><text:tab/></text:p>
      <text:p text:style-name="P7"><text:tab/>All rooms were tested for correct linking. All rooms were found to be linked correctly. All logic paths in the game were followed, and found to be correct.</text:p>
      <text:p text:style-name="P7"/>
      <text:p text:style-name="P1">Comments About How Design Problem Was Solved</text:p>
      <text:p text:style-name="P6"><text:tab/><text:tab/></text:p>
      <text:p text:style-name="P6"><text:tab/>The use of a linked list facilitated the maze structure of the game. In each list node was placed a class representing the rooms. Rooms with special interactions were derived from a parent room class, with the additions built i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1 </meta:initial-creator>
    <meta:creation-date>2015-01-18T11:49:47</meta:creation-date>
    <meta:generator>LibreOffice/3.5$Linux_X86_64 LibreOffice_project/350m1$Build-2</meta:generator>
    <dc:date>2015-03-09T00:11:49</dc:date>
    <dc:creator>user1 </dc:creator>
    <meta:editing-duration>PT3H21M56S</meta:editing-duration>
    <meta:editing-cycles>72</meta:editing-cycles>
    <meta:document-statistic meta:table-count="0" meta:image-count="0" meta:object-count="0" meta:page-count="2" meta:paragraph-count="19" meta:word-count="235" meta:character-count="1390" meta:non-whitespace-character-count="1157"/>
  </office:meta>
</office:document-meta>
</file>